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/>
    <style:font-face style:name="Courier New" svg:font-family="'Courier New'" style:font-adornments="Normalny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Fax" svg:font-family="'Lucida Fax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ny" style:font-family-generic="roman" style:font-pitch="variable" style:font-charset="x-symbol"/>
    <style:font-face style:name="Times New Roman" svg:font-family="'Times New Roman'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Standard">
      <style:paragraph-properties fo:margin-left="0cm" fo:margin-right="0cm" fo:margin-top="0.101cm" fo:margin-bottom="0.101cm" style:contextual-spacing="false" fo:line-height="115%" fo:text-indent="0cm" style:auto-text-indent="false" style:writing-mode="lr-tb"/>
      <style:text-properties style:font-name="Lucida Fax" fo:font-size="11pt" style:font-size-asian="11pt" style:font-size-complex="11pt"/>
    </style:style>
    <style:style style:name="P2" style:family="paragraph" style:parent-style-name="Standard" style:list-style-name="WWNum1">
      <style:paragraph-properties fo:margin-left="2.54cm" fo:margin-right="0cm" fo:margin-top="0.101cm" fo:margin-bottom="0.101cm" style:contextual-spacing="false" fo:line-height="115%" fo:text-indent="-0.635cm" style:auto-text-indent="false" style:writing-mode="lr-tb">
        <style:tab-stops>
          <style:tab-stop style:position="2.54cm"/>
        </style:tab-stops>
      </style:paragraph-properties>
      <style:text-properties style:font-name="Lucida Fax" fo:font-size="11pt" style:font-size-asian="11pt" style:font-size-complex="11pt"/>
    </style:style>
    <style:style style:name="P3" style:family="paragraph" style:parent-style-name="Standard" style:list-style-name="WWNum2">
      <style:paragraph-properties fo:margin-left="1.27cm" fo:margin-right="0cm" fo:margin-top="0.101cm" fo:margin-bottom="0.101cm" style:contextual-spacing="false" fo:line-height="115%" fo:text-indent="-0.635cm" style:auto-text-indent="false" style:writing-mode="lr-tb">
        <style:tab-stops>
          <style:tab-stop style:position="1.27cm"/>
        </style:tab-stops>
      </style:paragraph-properties>
      <style:text-properties style:font-name="Lucida Fax" fo:font-size="11pt" style:font-size-asian="11pt" style:font-size-complex="11pt"/>
    </style:style>
    <style:style style:name="P4" style:family="paragraph" style:parent-style-name="Standard" style:list-style-name="WWNum3">
      <style:paragraph-properties fo:margin-left="1.27cm" fo:margin-right="0cm" fo:margin-top="0.101cm" fo:margin-bottom="0.101cm" style:contextual-spacing="false" fo:line-height="115%" fo:text-indent="-0.635cm" style:auto-text-indent="false" style:writing-mode="lr-tb">
        <style:tab-stops>
          <style:tab-stop style:position="1.27cm"/>
        </style:tab-stops>
      </style:paragraph-properties>
      <style:text-properties style:font-name="Lucida Fax" fo:font-size="11pt" style:font-size-asian="11pt" style:font-size-complex="11pt"/>
    </style:style>
    <style:style style:name="P5" style:family="paragraph" style:parent-style-name="Standard" style:list-style-name="WWNum4">
      <style:paragraph-properties fo:margin-left="1.27cm" fo:margin-right="0cm" fo:margin-top="0.101cm" fo:margin-bottom="0.101cm" style:contextual-spacing="false" fo:line-height="115%" fo:text-indent="-0.635cm" style:auto-text-indent="false" style:writing-mode="lr-tb">
        <style:tab-stops>
          <style:tab-stop style:position="1.27cm"/>
        </style:tab-stops>
      </style:paragraph-properties>
      <style:text-properties style:font-name="Lucida Fax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. Klasa 'paczkomat' (ocena max. 5,0)</text:span></text:p>
      <text:p text:style-name="P1">Program symuluje działanie paczkomatu składającego się ze skrzynek o trzech wielkościach: mała, średnia i duża.</text:p>
      <text:list text:style-name="WWNum1">
        <text:list-item>
          <text:list>
            <text:list-item>
              <text:p text:style-name="P2">Zdefiniuj klasę 'skrzynka', której składnikami prywatnymi będą np. 'wysokosc' i 'szerokosc', zadawane w konstruktorze klasy na podstawie wartości przesłanych argumentów oraz zmienna określająca stan skrzynki o nazwie np. 'czy_pelna', 'czy_pusta', 'zajeta', 'wolna' - zależnie od pomysłu i przyjętej logiki.</text:p>
            </text:list-item>
            <text:list-item>
              <text:p text:style-name="P2">Zdefiniuj funkcję składową klasy 'skrzynka' np. '<text:span text:style-name="T1">bool </text:span>skrzynka::wloz_paczke(<text:span text:style-name="T1">float </text:span>wys, <text:span text:style-name="T1">float </text:span>szer)', której zadaniem będzie:</text:p>
            </text:list-item>
          </text:list>
        </text:list-item>
      </text:list>
      <text:list text:style-name="WWNum2">
        <text:list-item>
          <text:p text:style-name="P3">sprawdzenie i poinformowanie na ekranie, jeśli skrzynka jest już zajęta oraz zwrócenie wartości <text:span text:style-name="T1">false</text:span></text:p>
        </text:list-item>
        <text:list-item>
          <text:p text:style-name="P3">przyjęcie paczki gdy skrzynka jest pusta, a paczka się zmieści (przez porównanie obu par wymiarów), zmiana stanu na zajęty oraz zwrócenie wartości <text:span text:style-name="T1">true</text:span></text:p>
        </text:list-item>
        <text:list-item>
          <text:p text:style-name="P3">poinformowanie jeśli skrzynka jest pusta, ale paczka się nie mieści oraz zwrócenie wartości <text:span text:style-name="T1">false</text:span></text:p>
        </text:list-item>
      </text:list>
      <text:list text:style-name="WWNum3">
        <text:list-item>
          <text:p text:style-name="P4">Zdefiniuj klasę 'paczkomat', w skład którego będzie wchodzić tablica wskaźników do obiektów klasy 'skrzynka' o ustalonym rozmiarze, np. 12.</text:p>
        </text:list-item>
        <text:list-item>
          <text:p text:style-name="P4">Montowania skrzynek w paczkomacie możesz dokonać przy użyciu odpowiedniej funkcji lub bezpośrednio w konstruktorze klasy 'paczkomat'. Wymiary i liczbę skrzynek danej wielkości dobierz samodzielnie.</text:p>
        </text:list-item>
        <text:list-item>
          <text:p text:style-name="P4">Zdefiniuj funkcję składową klasy 'paczkomat' np. '<text:span text:style-name="T1">void </text:span>paczkomat::wloz_paczke(<text:span text:style-name="T1">int </text:span>ID_skrzynki, <text:span text:style-name="T1">float </text:span>wys, <text:span text:style-name="T1">float </text:span>szer)', której zadaniem jest próba włożenia paczki do skrzynki o zadanym numerze i wyświetlenie komunikatu, czy operacja się udała (na podstawie wartości zwracanej przez funkcję składową danej skrzynki).</text:p>
        </text:list-item>
        <text:list-item>
          <text:p text:style-name="P4">W funkcji głównej, zdefiniuj obiekt klasy 'paczkomat'. Interfejs użytkownika nie jest wymagany. Zasymuluj wkładanie co najmniej trzech paczek o wymiarach pasujących do różnych skrzynek tak, aby dwukrotnie operacja się nie udała (za mała lub zajęta skrzynka), ale ostatecznie wszystkie paczki znalazły się w paczkomacie.</text:p>
        </text:list-item>
        <text:list-item>
          <text:p text:style-name="P4">Podziel odpowiednio projekt na plik nagłówkowy, plik definicji oraz plik funkcji głównej i prześlij je na platformę do oceny.</text:p>
        </text:list-item>
      </text:list>
      <text:p text:style-name="P1"><text:span text:style-name="T1">Dla ambitnych:</text:span></text:p>
      <text:p text:style-name="P1">Zmodyfikuj i rozbuduj klasy 'skrzynka' i 'paczkomat' według własnego pomysłu. Możesz dopisać np.:</text:p>
      <text:list text:style-name="WWNum4">
        <text:list-item>
          <text:p text:style-name="P5">funkcję do wyjmowania paczki ze skrzynki,</text:p>
        </text:list-item>
        <text:list-item>
          <text:p text:style-name="P5">losowanie 6-cyfrowego kodu otwierającego skrzynkę po umieszczeniu paczki przyporządkowanego do danej skrzynki,</text:p>
        </text:list-item>
        <text:list-item>
          <text:p text:style-name="P5">utworzyć interfejs użytkownik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/>
    <style:font-face style:name="Courier New" svg:font-family="'Courier New'" style:font-adornments="Normalny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Fax" svg:font-family="'Lucida Fax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ny" style:font-family-generic="roman" style:font-pitch="variable" style:font-charset="x-symbol"/>
    <style:font-face style:name="Times New Roman" svg:font-family="'Times New Roman'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>
      <style:text-properties style:font-name="Times New Roman" fo:font-family="'Times New Roman'" style:font-pitch="variable" fo:font-size="12pt" style:font-size-asian="12pt" style:font-size-complex="12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Liberation Serif" fo:font-family="'Liberation Serif'" style:font-pitch="variable" fo:font-size="10pt" style:font-size-asian="10pt"/>
    </style:style>
    <style:style style:name="ListLabel_20_11" style:display-name="ListLabel 11" style:family="text">
      <style:text-properties style:font-name="Liberation Serif" fo:font-family="'Liberation Serif'" style:font-pitch="variable" fo:font-size="10pt" style:font-size-asian="10pt"/>
    </style:style>
    <style:style style:name="ListLabel_20_12" style:display-name="ListLabel 12" style:family="text">
      <style:text-properties style:font-name="Liberation Serif" fo:font-family="'Liberation Serif'" style:font-pitch="variable" fo:font-size="10pt" style:font-size-asian="10pt"/>
    </style:style>
    <style:style style:name="ListLabel_20_13" style:display-name="ListLabel 13" style:family="text">
      <style:text-properties style:font-name="Liberation Serif" fo:font-family="'Liberation Serif'" style:font-pitch="variable" fo:font-size="10pt" style:font-size-asian="10pt"/>
    </style:style>
    <style:style style:name="ListLabel_20_14" style:display-name="ListLabel 14" style:family="text">
      <style:text-properties style:font-name="Liberation Serif" fo:font-family="'Liberation Serif'" style:font-pitch="variable" fo:font-size="10pt" style:font-size-asian="10pt"/>
    </style:style>
    <style:style style:name="ListLabel_20_15" style:display-name="ListLabel 15" style:family="text">
      <style:text-properties style:font-name="Liberation Serif" fo:font-family="'Liberation Serif'" style:font-pitch="variable" fo:font-size="10pt" style:font-size-asian="10pt"/>
    </style:style>
    <style:style style:name="ListLabel_20_16" style:display-name="ListLabel 16" style:family="text">
      <style:text-properties style:font-name="Liberation Serif" fo:font-family="'Liberation Serif'" style:font-pitch="variable" fo:font-size="10pt" style:font-size-asian="10pt"/>
    </style:style>
    <style:style style:name="ListLabel_20_17" style:display-name="ListLabel 17" style:family="text">
      <style:text-properties style:font-name="Liberation Serif" fo:font-family="'Liberation Serif'" style:font-pitch="variable" fo:font-size="10pt" style:font-size-asian="10pt"/>
    </style:style>
    <style:style style:name="ListLabel_20_18" style:display-name="ListLabel 18" style:family="text">
      <style:text-properties style:font-name="Liberation Serif" fo:font-family="'Liberation Serif'" style:font-pitch="variable" fo:font-size="10pt" style:font-size-asian="10pt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="Liberation Serif" fo:font-family="'Liberation Serif'" style:font-pitch="variable" fo:font-size="10pt" style:font-size-asian="10pt"/>
    </style:style>
    <style:style style:name="ListLabel_20_29" style:display-name="ListLabel 29" style:family="text">
      <style:text-properties style:font-name="Liberation Serif" fo:font-family="'Liberation Serif'" style:font-pitch="variable" fo:font-size="10pt" style:font-size-asian="10pt"/>
    </style:style>
    <style:style style:name="ListLabel_20_30" style:display-name="ListLabel 30" style:family="text">
      <style:text-properties style:font-name="Liberation Serif" fo:font-family="'Liberation Serif'" style:font-pitch="variable" fo:font-size="10pt" style:font-size-asian="10pt"/>
    </style:style>
    <style:style style:name="ListLabel_20_31" style:display-name="ListLabel 31" style:family="text">
      <style:text-properties style:font-name="Liberation Serif" fo:font-family="'Liberation Serif'" style:font-pitch="variable" fo:font-size="10pt" style:font-size-asian="10pt"/>
    </style:style>
    <style:style style:name="ListLabel_20_32" style:display-name="ListLabel 32" style:family="text">
      <style:text-properties style:font-name="Liberation Serif" fo:font-family="'Liberation Serif'" style:font-pitch="variable" fo:font-size="10pt" style:font-size-asian="10pt"/>
    </style:style>
    <style:style style:name="ListLabel_20_33" style:display-name="ListLabel 33" style:family="text">
      <style:text-properties style:font-name="Liberation Serif" fo:font-family="'Liberation Serif'" style:font-pitch="variable" fo:font-size="10pt" style:font-size-asian="10pt"/>
    </style:style>
    <style:style style:name="ListLabel_20_34" style:display-name="ListLabel 34" style:family="text">
      <style:text-properties style:font-name="Liberation Serif" fo:font-family="'Liberation Serif'" style:font-pitch="variable" fo:font-size="10pt" style:font-size-asian="10pt"/>
    </style:style>
    <style:style style:name="ListLabel_20_35" style:display-name="ListLabel 35" style:family="text">
      <style:text-properties style:font-name="Liberation Serif" fo:font-family="'Liberation Serif'" style:font-pitch="variable" fo:font-size="10pt" style:font-size-asian="10pt"/>
    </style:style>
    <style:style style:name="ListLabel_20_36" style:display-name="ListLabel 36" style:family="text">
      <style:text-properties style:font-name="Liberation Serif" fo:font-family="'Liberation Serif'" style:font-pitch="variable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17:17:25.634000000</meta:creation-date>
    <dc:date>2024-11-30T17:24:34.427000000</dc:date>
    <meta:editing-duration>PT7M9S</meta:editing-duration>
    <meta:editing-cycles>1</meta:editing-cycles>
    <meta:document-statistic meta:table-count="0" meta:image-count="0" meta:object-count="0" meta:page-count="1" meta:paragraph-count="17" meta:word-count="320" meta:character-count="2335" meta:non-whitespace-character-count="2045"/>
    <meta:generator>LibreOffice/24.8.3.2$Windows_X86_64 LibreOffice_project/48a6bac9e7e268aeb4c3483fcf825c94556d9f92</meta:generator>
  </office:meta>
</office:document-meta>
</file>